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style:font-name="Liberation Serif" fo:font-size="11pt" style:font-size-asian="11pt" style:font-size-complex="11pt"/>
    </style:style>
    <style:style style:name="P2" style:family="paragraph" style:parent-style-name="Text_20_body" style:list-style-name="L1">
      <style:text-properties style:font-name="Liberation Serif" fo:font-size="11pt" style:font-size-asian="11pt" style:font-size-complex="11pt"/>
    </style:style>
    <style:style style:name="P3" style:family="paragraph" style:parent-style-name="Text_20_body" style:list-style-name="L2">
      <style:text-properties style:font-name="Liberation Serif" fo:font-size="11pt" style:font-size-asian="11pt" style:font-size-complex="11pt"/>
    </style:style>
    <style:style style:name="P4" style:family="paragraph" style:parent-style-name="Text_20_body" style:list-style-name="L1">
      <style:paragraph-properties fo:margin-top="0in" fo:margin-bottom="0in" style:contextual-spacing="false"/>
      <style:text-properties style:font-name="Liberation Serif" fo:font-size="11pt" style:font-size-asian="11pt" style:font-size-complex="11pt"/>
    </style:style>
    <style:style style:name="P5" style:family="paragraph" style:parent-style-name="Text_20_body" style:list-style-name="L2">
      <style:paragraph-properties fo:margin-top="0in" fo:margin-bottom="0in" style:contextual-spacing="false"/>
      <style:text-properties style:font-name="Liberation Serif" fo:font-size="11pt" style:font-size-asian="11pt" style:font-size-complex="11pt"/>
    </style:style>
    <style:style style:name="P6" style:family="paragraph" style:parent-style-name="Standard">
      <style:text-properties style:font-name="Liberation Serif" fo:font-size="11pt" style:font-size-asian="11pt" style:font-size-complex="11pt"/>
    </style:style>
    <style:style style:name="P7" style:family="paragraph" style:parent-style-name="Preformatted_20_Text">
      <style:text-properties fo:color="#0000ff" style:font-name="Liberation Serif" fo:font-size="11pt" style:font-size-asian="11pt" style:font-size-complex="11pt"/>
    </style:style>
    <style:style style:name="P8" style:family="paragraph" style:parent-style-name="Preformatted_20_Text">
      <style:text-properties style:font-name="Liberation Serif" fo:font-size="11pt" style:font-size-asian="11pt" style:font-size-complex="11pt"/>
    </style:style>
    <style:style style:name="P9" style:family="paragraph" style:parent-style-name="Preformatted_20_Text">
      <style:paragraph-properties fo:margin-top="0in" fo:margin-bottom="0.1965in" style:contextual-spacing="false"/>
      <style:text-properties style:font-name="Liberation Serif" fo:font-size="11pt" style:font-size-asian="11pt" style:font-size-complex="11pt"/>
    </style:style>
    <style:style style:name="T1" style:family="text">
      <style:text-properties fo:color="#ff0000"/>
    </style:style>
    <style:style style:name="T2" style:family="text">
      <style:text-properties fo:color="#ff0000" fo:font-weight="bold"/>
    </style:style>
    <style:style style:name="T3" style:family="text">
      <style:text-properties fo:color="#ff0000" style:font-name="Liberation Serif"/>
    </style:style>
    <style:style style:name="T4" style:family="text">
      <style:text-properties fo:color="#ff0000" style:font-name="Liberation Serif" fo:font-size="11pt" style:font-size-asian="11pt" style:font-size-complex="11pt"/>
    </style:style>
    <style:style style:name="T5" style:family="text">
      <style:text-properties fo:font-weight="bold"/>
    </style:style>
    <style:style style:name="T6" style:family="text">
      <style:text-properties fo:color="#0000ff"/>
    </style:style>
    <style:style style:name="T7" style:family="text">
      <style:text-properties fo:color="#0000ff" fo:font-weight="bold"/>
    </style:style>
    <style:style style:name="T8" style:family="text">
      <style:text-properties style:font-name="Liberation Serif"/>
    </style:style>
    <style:style style:name="T9" style:family="text">
      <style:text-properties style:font-name="Liberation Serif" fo:font-size="11pt" style:font-size-asian="11pt" style:font-size-complex="11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value Reference and Move Semantics</text:p>
      <text:p text:style-name="P1">rvalue references enable us to distinguish an lvalue from an rvalue. </text:p>
      <text:p text:style-name="P1">The C++11 Standard introduces rvalue references which bind only to rvalues. They are declared with two ampersands rather than one ampersand:</text:p>
      <text:p text:style-name="P9">int<text:span text:style-name="T1">&amp;&amp;</text:span> rvalue_ref = 99;</text:p>
      <text:p text:style-name="P1">Note that only an lvalue can be assigned to a normal reference, so if we do the following:</text:p>
      <text:p text:style-name="P9">int&amp; ref = 9; <text:s text:c="2"/></text:p>
      <text:p text:style-name="P1">we get an error: "invalid initialization of non-const reference of type <text:span text:style-name="T5">int&amp;</text:span> from an rvalue of type <text:span text:style-name="T5">int</text:span></text:p>
      <text:p text:style-name="P1">We can only do:</text:p>
      <text:p text:style-name="P8">int nine = 9;</text:p>
      <text:p text:style-name="P9">int&amp; ref = nine;</text:p>
      <text:p text:style-name="P1">Here is an example of rvalue reference. We have two functions: one that's taking an lvalue reference and the other one taking an rvalue:</text:p>
      <text:p text:style-name="P8">#include &lt;iostream&gt;</text:p>
      <text:p text:style-name="P8"/>
      <text:p text:style-name="P8">void f(int&amp; i) { std::cout &lt;&lt; "lvalue ref: " &lt;&lt; i &lt;&lt; "\n"; }</text:p>
      <text:p text:style-name="P8">void f(int&amp;&amp; i) { std::cout &lt;&lt; "rvalue ref: " &lt;&lt; i &lt;&lt; "\n"; }</text:p>
      <text:p text:style-name="P8"/>
      <text:p text:style-name="P8">int main()</text:p>
      <text:p text:style-name="P8">{</text:p>
      <text:p text:style-name="P8"><text:s text:c="4"/>int i = 77;</text:p>
      <text:p text:style-name="P8"><text:s text:c="4"/>f(i); <text:s text:c="3"/>// lvalue ref called</text:p>
      <text:p text:style-name="P8"><text:s text:c="4"/>f(99); <text:s text:c="2"/>// rvalue ref called</text:p>
      <text:p text:style-name="P8"/>
      <text:p text:style-name="P8"><text:s text:c="4"/>f(std::<text:span text:style-name="T6">move(i)</text:span>); <text:s/>// rvalue ref called</text:p>
      <text:p text:style-name="P8"/>
      <text:p text:style-name="P8"><text:s text:c="4"/>return 0;</text:p>
      <text:p text:style-name="P9">}</text:p>
      <text:p text:style-name="P1">Note that the <text:span text:style-name="T5">move(i)</text:span> is calling a function taking rvalue. This is possible because <text:span text:style-name="T5">move() </text:span><text:span text:style-name="T7">takes an lvalue and converts it into an rvalue</text:span>.</text:p>
      <text:p text:style-name="P1">An expression is an <text:span text:style-name="T5">rvalue</text:span> if it results in a temporary object as shown in the example below. </text:p>
      <text:p text:style-name="P8">#include &lt;iostream&gt;</text:p>
      <text:p text:style-name="P8"/>
      <text:p text:style-name="P8">int getValue ()</text:p>
      <text:p text:style-name="P8">{</text:p>
      <text:p text:style-name="P8"><text:s text:c="4"/>int ii = 10;</text:p>
      <text:p text:style-name="P8"><text:s text:c="4"/>return ii;</text:p>
      <text:p text:style-name="P8">}</text:p>
      <text:p text:style-name="P8"/>
      <text:p text:style-name="P8">int main()</text:p>
      <text:p text:style-name="P8">{</text:p>
      <text:p text:style-name="P8"><text:s text:c="4"/>std::cout &lt;&lt; <text:span text:style-name="T6">getValue()</text:span>;</text:p>
      <text:p text:style-name="P8"><text:s text:c="4"/>return 0;</text:p>
      <text:p text:style-name="P9">}</text:p>
      <text:p text:style-name="Text_20_body"><text:soft-page-break/><text:span text:style-name="T9">The </text:span><text:span text:style-name="Strong_20_Emphasis"><text:span text:style-name="T9">getValue()</text:span></text:span><text:span text:style-name="T9"> is an </text:span><text:span text:style-name="Strong_20_Emphasis"><text:span text:style-name="T9">rvalue</text:span></text:span><text:span text:style-name="T9">.<text:line-break/>Note that the value being returned is not a reference to </text:span><text:span text:style-name="Strong_20_Emphasis"><text:span text:style-name="T9">ii</text:span></text:span><text:span text:style-name="T9">, but it's just a temporary value.</text:span></text:p>
      <text:p text:style-name="Text_20_body"><text:span text:style-name="T9">In C++0x, we could use a </text:span><text:span text:style-name="Strong_20_Emphasis"><text:span text:style-name="T9">normal</text:span></text:span><text:span text:style-name="T9"> or </text:span><text:span text:style-name="Strong_20_Emphasis"><text:span text:style-name="T9">lvalue reference</text:span></text:span><text:span text:style-name="T9"> to bind </text:span><text:span text:style-name="Strong_20_Emphasis"><text:span text:style-name="T9">temporary</text:span></text:span><text:span text:style-name="T9"> object, but only if it was </text:span><text:span text:style-name="Strong_20_Emphasis"><text:span text:style-name="T9">const</text:span></text:span><text:span text:style-name="T9">:</text:span></text:p>
      <text:p text:style-name="P8"><text:span text:style-name="T1">const</text:span> int&amp; val = getValue(); // OK</text:p>
      <text:p text:style-name="P9">int&amp; val = getValue(); // <text:span text:style-name="T1">NOT</text:span> OK</text:p>
      <text:p text:style-name="Text_20_body"><text:span text:style-name="T9">In C++11, however, the </text:span><text:span text:style-name="Strong_20_Emphasis"><text:span text:style-name="T9">rvalue reference</text:span></text:span><text:span text:style-name="T9"> lets us bind a mutable reference to an </text:span><text:span text:style-name="Strong_20_Emphasis"><text:span text:style-name="T9">rvalue</text:span></text:span><text:span text:style-name="T9">, but not an </text:span><text:span text:style-name="Strong_20_Emphasis"><text:span text:style-name="T9">lvalue</text:span></text:span><text:span text:style-name="T9">. In other words, </text:span><text:span text:style-name="Strong_20_Emphasis"><text:span text:style-name="T9">rvalue</text:span></text:span><text:span text:style-name="T9"> references are perfect for detecting whether a value is a temporary object or not. </text:span></text:p>
      <text:p text:style-name="P8">const int&amp;&amp; val = getValue(); // OK</text:p>
      <text:p text:style-name="P9">int&amp;&amp; val = getValue(); // <text:s/>OK</text:p>
      <text:p text:style-name="P1">Let's compare both references:</text:p>
      <text:p text:style-name="P8">void printReference (<text:span text:style-name="T1">const</text:span> int<text:span text:style-name="T1">&amp;</text:span> value)</text:p>
      <text:p text:style-name="P8">{</text:p>
      <text:p text:style-name="P8"><text:s text:c="8"/>cout &lt;&lt; value;</text:p>
      <text:p text:style-name="P8">}</text:p>
      <text:p text:style-name="P8"><text:s/></text:p>
      <text:p text:style-name="P8">void printReference (int<text:span text:style-name="T1">&amp;&amp;</text:span> value)</text:p>
      <text:p text:style-name="P8">{</text:p>
      <text:p text:style-name="P8"><text:s text:c="8"/>cout &lt;&lt; value;</text:p>
      <text:p text:style-name="P9">}</text:p>
      <text:p text:style-name="Text_20_body"><text:span text:style-name="T9">The printReference() function taking a </text:span><text:span text:style-name="Strong_20_Emphasis"><text:span text:style-name="T9">const lvalue</text:span></text:span><text:span text:style-name="T9"> reference will accept any argument whether it be an </text:span><text:span text:style-name="Strong_20_Emphasis"><text:span text:style-name="T9">lvalue</text:span></text:span><text:span text:style-name="T9"> or an </text:span><text:span text:style-name="Strong_20_Emphasis"><text:span text:style-name="T9">rvalue</text:span></text:span><text:span text:style-name="T9">. However, the second overloaded printReference*() taking only an </text:span><text:span text:style-name="Strong_20_Emphasis"><text:span text:style-name="T9">rvalue</text:span></text:span><text:span text:style-name="T9"> reference.</text:span></text:p>
      <text:p text:style-name="Text_20_body"><text:span text:style-name="T9">In other words, by using the </text:span><text:span text:style-name="Strong_20_Emphasis"><text:span text:style-name="T9">rvalue references</text:span></text:span><text:span text:style-name="T9">, we can use </text:span><text:span text:style-name="Strong_20_Emphasis"><text:span text:style-name="T9">function overloading</text:span></text:span><text:span text:style-name="T9"> to determine whether function parameters are lvalues or rvalues by having one overloaded function taking an lvalue reference and another taking an rvalue reference. In other words, </text:span><text:span text:style-name="Strong_20_Emphasis"><text:span text:style-name="T9">C++11</text:span></text:span><text:span text:style-name="T9"> introduces a new </text:span><text:span text:style-name="Strong_20_Emphasis"><text:span text:style-name="T4">non-const reference</text:span></text:span><text:span text:style-name="T9"> type called an </text:span><text:span text:style-name="Strong_20_Emphasis"><text:span text:style-name="T4">rvalue reference</text:span></text:span><text:span text:style-name="T9">, identified by </text:span><text:span text:style-name="Strong_20_Emphasis"><text:span text:style-name="T4">T&amp;&amp;</text:span></text:span><text:span text:style-name="T9">. This refers to temporaries that are permitted to be modified after they are initialized, which is the cornerstone of </text:span><text:span text:style-name="Strong_20_Emphasis"><text:span text:style-name="T9">move semantics</text:span></text:span><text:span text:style-name="T9">.</text:span></text:p>
      <text:p text:style-name="P8">#include &lt;iostream&gt;</text:p>
      <text:p text:style-name="P8"/>
      <text:p text:style-name="P8">using namespace std;</text:p>
      <text:p text:style-name="P8"/>
      <text:p text:style-name="P8">void printReference (int<text:span text:style-name="T1">&amp;</text:span> value)</text:p>
      <text:p text:style-name="P8">{</text:p>
      <text:p text:style-name="P8"><text:s text:c="8"/>cout &lt;&lt; "lvalue: value = " &lt;&lt; value &lt;&lt; endl;</text:p>
      <text:p text:style-name="P8">}</text:p>
      <text:p text:style-name="P8"><text:s/></text:p>
      <text:p text:style-name="P8">void printReference (int<text:span text:style-name="T1">&amp;&amp;</text:span> value)</text:p>
      <text:p text:style-name="P8">{</text:p>
      <text:p text:style-name="P8"><text:s text:c="8"/>cout &lt;&lt; "rvalue: value = " &lt;&lt; value &lt;&lt; endl;</text:p>
      <text:p text:style-name="P8">}</text:p>
      <text:p text:style-name="P8"/>
      <text:p text:style-name="P8">int getValue ()</text:p>
      <text:p text:style-name="P8">{</text:p>
      <text:p text:style-name="P8"><text:s text:c="4"/>int temp_ii = 99;</text:p>
      <text:p text:style-name="P8"><text:s text:c="4"/>return temp_ii;</text:p>
      <text:p text:style-name="P8"><text:soft-page-break/>}</text:p>
      <text:p text:style-name="P8"/>
      <text:p text:style-name="P8">int main()</text:p>
      <text:p text:style-name="P8">{ </text:p>
      <text:p text:style-name="P8"><text:s text:c="8"/>int ii = 11;</text:p>
      <text:p text:style-name="P8"><text:s text:c="8"/><text:span text:style-name="T6">printReference(ii);</text:span></text:p>
      <text:p text:style-name="P8"><text:s text:c="8"/><text:span text:style-name="T6">printReference(getValue());</text:span> <text:s/>// <text:s/>printReference(99);</text:p>
      <text:p text:style-name="P8"><text:s text:c="8"/>return 0;</text:p>
      <text:p text:style-name="P9">}</text:p>
      <text:p text:style-name="P1">With the output:</text:p>
      <text:p text:style-name="P8">lvalue: value = 11</text:p>
      <text:p text:style-name="P9">rvalue: value = 99</text:p>
      <text:p text:style-name="P1">Note that we took out <text:span text:style-name="T5">const</text:span> from the <text:span text:style-name="T5">void printReference (int&amp; value)</text:span> so that it can take only the lvalue.</text:p>
      <text:p text:style-name="P1">Now, we have two distinct functions that can be overloaded: one taking only lvalue and the other one only taking rvalue. So, what?</text:p>
      <text:p text:style-name="P1">It gives us a way to write more efficient program with less coding!</text:p>
      <text:p text:style-name="P1"/>
      <text:p text:style-name="P1">rvalue summary:</text:p>
      <text:list xml:id="list2271365349454115652" text:style-name="L1">
        <text:list-item>
          <text:p text:style-name="P4"><text:span text:style-name="T5">int &amp;&amp;a</text:span>: new (C++11) declaration rvalue reference. </text:p>
        </text:list-item>
        <text:list-item>
          <text:p text:style-name="P4">non-const <text:span text:style-name="T5">lvalue</text:span> reference binds to an <text:span text:style-name="T5">object</text:span>. </text:p>
        </text:list-item>
        <text:list-item>
          <text:p text:style-name="P2"><text:span text:style-name="T5">rvalue</text:span> reference binds to a <text:span text:style-name="T5">temporary object</text:span> which typically will not be used again. </text:p>
        </text:list-item>
      </text:list>
      <text:p text:style-name="P1"><text:line-break/><text:line-break/></text:p>
      <text:section text:style-name="Sect1" text:name="move_semantics">
        <text:p text:style-name="P1">Move semantics</text:p>
      </text:section>
      <text:p text:style-name="P1">In C++03, there was a costly and unnecessary deep copies that can happen implicitly when objects are passed by value. We can avoid the performance hit due to deep copy by using a rvalue reference.</text:p>
      <text:p text:style-name="P1">Now we have a way (overloading functions - taking <text:span text:style-name="T5">lvalue</text:span> or <text:span text:style-name="T5">rvalue</text:span>) to determine if a reference variable refers to a <text:span text:style-name="T5">temporary</text:span> object or to a <text:span text:style-name="T5">permanent</text:span> object. So, how it can be used?</text:p>
      <text:p text:style-name="P1">The main usage of <text:span text:style-name="T5">rvalue</text:span> references is to create a <text:span text:style-name="T5">move constructor</text:span> and <text:span text:style-name="T5">move assignment operator</text:span>. A move constructor, like a copy constructor, takes an instance of an object as its argument and creates a new instance from original object. However, <text:span text:style-name="T1">the move constructor can avoid memory reallocation</text:span> because we know it has been provided a <text:span text:style-name="T1">temporary object</text:span>, so rather than copy the fields of the object, we will move them.</text:p>
      <text:p text:style-name="P1">In other words, the <text:span text:style-name="T5">rvalue references</text:span> and <text:span text:style-name="T5">move semantics</text:span> allows us to avoid unnecessary copies when working with temporary objects. We do not want to copy the temporary which will go away. So, the resources needed for the temporary objects can be used for other objects.</text:p>
      <text:p text:style-name="P1">The <text:span text:style-name="T5">rvalues</text:span> are typically temporary, and they can be modified. If we know that our function <text:soft-page-break/>parameter is an <text:span text:style-name="T5">rvalue</text:span>, we can use it as a temporary storage, or take its contents without affecting the output of our program. This means that we can just <text:span text:style-name="T5">move</text:span> the contents rather than copy the contents of an <text:span text:style-name="T5">rvalue</text:span> parameter. This saves a lot of memory allocation and provides a lot of scope for optimization for large dynamic structures. </text:p>
      <text:p text:style-name="P1">Here is the typical class definition using move semantics:</text:p>
      <text:p text:style-name="P8">#include &lt;iostream&gt;</text:p>
      <text:p text:style-name="P8">#include &lt;algorithm&gt;</text:p>
      <text:p text:style-name="P8"/>
      <text:p text:style-name="P8">class A</text:p>
      <text:p text:style-name="P8">{</text:p>
      <text:p text:style-name="P8">public:</text:p>
      <text:p text:style-name="P8"/>
      <text:p text:style-name="P8"><text:s text:c="4"/>// Simple constructor that initializes the resource.</text:p>
      <text:p text:style-name="P8"><text:s text:c="4"/>explicit A(size_t length)</text:p>
      <text:p text:style-name="P8"><text:s text:c="8"/>: mLength(length), mData(new int[length])</text:p>
      <text:p text:style-name="P8"><text:s text:c="4"/>{</text:p>
      <text:p text:style-name="P8"><text:s text:c="8"/>std::cout &lt;&lt; "A(size_t). length = "</text:p>
      <text:p text:style-name="P8"><text:s text:c="16"/>&lt;&lt; mLength &lt;&lt; "." &lt;&lt; std::endl;</text:p>
      <text:p text:style-name="P8"><text:s text:c="4"/>}</text:p>
      <text:p text:style-name="P8"/>
      <text:p text:style-name="P8"><text:s text:c="4"/>// Destructor.</text:p>
      <text:p text:style-name="P8"><text:s text:c="4"/>~A()</text:p>
      <text:p text:style-name="P8"><text:s text:c="4"/>{</text:p>
      <text:p text:style-name="P8"><text:s text:c="8"/>std::cout &lt;&lt; "~A(). length = " &lt;&lt; mLength &lt;&lt; ".";</text:p>
      <text:p text:style-name="P8"/>
      <text:p text:style-name="P8"><text:s text:c="8"/>if (mData != NULL) {</text:p>
      <text:p text:style-name="P8"><text:s text:c="12"/>std::cout &lt;&lt; " Deleting resource.";</text:p>
      <text:p text:style-name="P8"><text:s text:c="12"/>delete[] mData; <text:s/>// Delete the resource.</text:p>
      <text:p text:style-name="P8"><text:s text:c="8"/>}</text:p>
      <text:p text:style-name="P8"/>
      <text:p text:style-name="P8"><text:s text:c="8"/>std::cout &lt;&lt; std::endl;</text:p>
      <text:p text:style-name="P8"><text:s text:c="4"/>}</text:p>
      <text:p text:style-name="P8"/>
      <text:p text:style-name="P8"><text:s text:c="4"/>// Copy constructor.</text:p>
      <text:p text:style-name="P8"><text:s text:c="4"/>A(const A&amp; other)</text:p>
      <text:p text:style-name="P8"><text:s text:c="12"/>: mLength(other.mLength), mData(new int[other.mLength])</text:p>
      <text:p text:style-name="P8"><text:s text:c="4"/>{</text:p>
      <text:p text:style-name="P8"><text:s text:c="8"/>std::cout &lt;&lt; "A(const A&amp;). length = "</text:p>
      <text:p text:style-name="P8"><text:s text:c="16"/>&lt;&lt; other.mLength &lt;&lt; ". Copying resource." &lt;&lt; std::endl;</text:p>
      <text:p text:style-name="P8"/>
      <text:p text:style-name="P8"><text:s text:c="8"/>std::copy(other.mData, other.mData + mLength, mData);</text:p>
      <text:p text:style-name="P8"><text:s text:c="4"/>}</text:p>
      <text:p text:style-name="P8"/>
      <text:p text:style-name="P8"><text:s text:c="4"/>// Copy assignment operator.</text:p>
      <text:p text:style-name="P8"><text:s text:c="4"/>A&amp; operator=(const A&amp; other)</text:p>
      <text:p text:style-name="P8"><text:s text:c="4"/>{</text:p>
      <text:p text:style-name="P8"><text:s text:c="8"/>std::cout &lt;&lt; "operator=(const A&amp;). length = "</text:p>
      <text:p text:style-name="P8"><text:s text:c="17"/>&lt;&lt; other.mLength &lt;&lt; ". Copying resource." &lt;&lt; std::endl;</text:p>
      <text:p text:style-name="P8"/>
      <text:p text:style-name="P8"><text:s text:c="8"/>if (this != &amp;other) {</text:p>
      <text:p text:style-name="P8"><text:s text:c="12"/>delete[] mData; <text:s/>// Free the existing resource.</text:p>
      <text:p text:style-name="P8"><text:s text:c="12"/>mLength = other.mLength;</text:p>
      <text:p text:style-name="P8"><text:s text:c="12"/>mData = new int[mLength];</text:p>
      <text:p text:style-name="P8"><text:s text:c="12"/>std::copy(other.mData, other.mData + mLength, mData);</text:p>
      <text:p text:style-name="P8"><text:s text:c="8"/>}</text:p>
      <text:p text:style-name="P8"><text:s text:c="8"/>return *this;</text:p>
      <text:p text:style-name="P8"><text:s text:c="4"/>}</text:p>
      <text:p text:style-name="P8"/>
      <text:p text:style-name="P8"><text:s text:c="4"/>// Move constructor.</text:p>
      <text:p text:style-name="P8"><text:soft-page-break/><text:s text:c="4"/><text:span text:style-name="T1">A(A&amp;&amp; other)</text:span> : mData(NULL), mLength(0)</text:p>
      <text:p text:style-name="P8"><text:s text:c="4"/>{</text:p>
      <text:p text:style-name="P8"><text:s text:c="8"/>std::cout &lt;&lt; "A(A&amp;&amp;). length = " </text:p>
      <text:p text:style-name="P8"><text:s text:c="13"/>&lt;&lt; other.mLength &lt;&lt; ". Moving resource.\n";</text:p>
      <text:p text:style-name="P8"/>
      <text:p text:style-name="P8"><text:s text:c="8"/>// Copy the data pointer and its length from the </text:p>
      <text:p text:style-name="P8"><text:s text:c="8"/>// source object.</text:p>
      <text:p text:style-name="P8"><text:s text:c="8"/>mData = other.mData;</text:p>
      <text:p text:style-name="P8"><text:s text:c="8"/>mLength = other.mLength;</text:p>
      <text:p text:style-name="P8"/>
      <text:p text:style-name="P8"><text:s text:c="8"/>// Release the data pointer from the source object so that</text:p>
      <text:p text:style-name="P8"><text:s text:c="8"/>// the destructor does not free the memory multiple times.</text:p>
      <text:p text:style-name="P8"><text:s text:c="8"/>other.mData = NULL;</text:p>
      <text:p text:style-name="P8"><text:s text:c="8"/>other.mLength = 0;</text:p>
      <text:p text:style-name="P8"><text:s text:c="4"/>}</text:p>
      <text:p text:style-name="P8"/>
      <text:p text:style-name="P8"><text:s text:c="4"/>// Move assignment operator.</text:p>
      <text:p text:style-name="P8"><text:s text:c="4"/><text:span text:style-name="T1">A&amp; operator=(A&amp;&amp; other)</text:span></text:p>
      <text:p text:style-name="P8"><text:s text:c="4"/>{</text:p>
      <text:p text:style-name="P8"><text:s text:c="8"/>std::cout &lt;&lt; "operator=(A&amp;&amp;). length = " </text:p>
      <text:p text:style-name="P8"><text:s text:c="13"/>&lt;&lt; other.mLength &lt;&lt; "." &lt;&lt; std::endl;</text:p>
      <text:p text:style-name="P8"/>
      <text:p text:style-name="P8"><text:s text:c="8"/>if (this != &amp;other) {</text:p>
      <text:p text:style-name="P8"><text:s text:c="10"/>// Free the existing resource.</text:p>
      <text:p text:style-name="P8"><text:s text:c="10"/>delete[] mData;</text:p>
      <text:p text:style-name="P8"/>
      <text:p text:style-name="P8"><text:s text:c="10"/>// Copy the data pointer and its length from the </text:p>
      <text:p text:style-name="P8"><text:s text:c="10"/>// source object.</text:p>
      <text:p text:style-name="P8"><text:s text:c="10"/>mData = other.mData;</text:p>
      <text:p text:style-name="P8"><text:s text:c="10"/>mLength = other.mLength;</text:p>
      <text:p text:style-name="P8"/>
      <text:p text:style-name="P8"><text:s text:c="10"/>// Release the data pointer from the source object so that</text:p>
      <text:p text:style-name="P8"><text:s text:c="10"/>// the destructor does not free the memory multiple times.</text:p>
      <text:p text:style-name="P8"><text:s text:c="10"/>other.mData = NULL;</text:p>
      <text:p text:style-name="P8"><text:s text:c="10"/>other.mLength = 0;</text:p>
      <text:p text:style-name="P8"><text:s text:c="7"/>}</text:p>
      <text:p text:style-name="P8"><text:s text:c="7"/>return *this;</text:p>
      <text:p text:style-name="P8"><text:s text:c="4"/>}</text:p>
      <text:p text:style-name="P8"/>
      <text:p text:style-name="P8"><text:s text:c="4"/>// Retrieves the length of the data resource.</text:p>
      <text:p text:style-name="P8"><text:s text:c="4"/>size_t Length() const</text:p>
      <text:p text:style-name="P8"><text:s text:c="4"/>{</text:p>
      <text:p text:style-name="P8"><text:s text:c="8"/>return mLength;</text:p>
      <text:p text:style-name="P8"><text:s text:c="4"/>}</text:p>
      <text:p text:style-name="P8"/>
      <text:p text:style-name="P8">private:</text:p>
      <text:p text:style-name="P8"><text:s text:c="4"/>size_t mLength; // The length of the resource.</text:p>
      <text:p text:style-name="P8"><text:s text:c="4"/>int* mData; <text:s text:c="4"/>// The resource.</text:p>
      <text:p text:style-name="P8">};</text:p>
      <text:p text:style-name="P8"/>
      <text:p text:style-name="P8">#include &lt;vector&gt;</text:p>
      <text:p text:style-name="P8"/>
      <text:p text:style-name="P8">int main()</text:p>
      <text:p text:style-name="P8">{</text:p>
      <text:p text:style-name="P8"><text:s text:c="3"/>// Create a vector object and add a few elements to it.</text:p>
      <text:p text:style-name="P8"><text:s text:c="3"/>std::vector&lt;A&gt; v;</text:p>
      <text:p text:style-name="P8"><text:s text:c="3"/>v.push_back(A(25));</text:p>
      <text:p text:style-name="P8"><text:s text:c="3"/>v.push_back(A(75));</text:p>
      <text:p text:style-name="P8"/>
      <text:p text:style-name="P8"><text:s text:c="3"/>// Insert a new element into the second position of the vector.</text:p>
      <text:p text:style-name="P8"><text:s text:c="3"/>v.insert(v.begin() + 1, A(50));</text:p>
      <text:p text:style-name="P8"><text:s text:c="3"/>return 0;</text:p>
      <text:p text:style-name="P9">}</text:p>
      <text:p text:style-name="P1"><text:soft-page-break/>The example above adds two elements to a vector object and then inserts a new element between the two existing elements. </text:p>
      <text:p text:style-name="P1"><text:line-break/></text:p>
      <text:section text:style-name="Sect1" text:name="move_constructor">
        <text:p text:style-name="P1">Move Constructor</text:p>
      </text:section>
      <text:p text:style-name="P1">In its the simplest form, a move constructor looks like this:</text:p>
      <text:p text:style-name="P8">A(A<text:span text:style-name="T1">&amp;&amp;</text:span> other) noexcept <text:s text:c="3"/>// C++11 - specifying non-exception throwing functions</text:p>
      <text:p text:style-name="P8">{</text:p>
      <text:p text:style-name="P8"><text:s text:c="2"/>mData = <text:s/>other.mData; <text:s/>// shallow copy or referential copy</text:p>
      <text:p text:style-name="P8"><text:s text:c="2"/>other.mData = nullptr;</text:p>
      <text:p text:style-name="P9">}</text:p>
      <text:p text:style-name="P1">Note that it doesn't allocate any new resources and contents are <text:span text:style-name="T2">moved</text:span> not <text:span text:style-name="T5">copied</text:span>: what was in <text:span text:style-name="T5">other</text:span> moved to a new member, and what was in <text:span text:style-name="T5">other</text:span> <text:span text:style-name="T7">disappeared</text:span>. It pilfers <text:span text:style-name="T5">other</text:span>'s resources and then sets other to its default-constructed state. The most critical fact is that there's no additional memory allocation. We just assign an address which only requires couple of machine instructions.</text:p>
      <text:p text:style-name="P1">Suppose that address is pointing to an array which has millions of integer. We do not copy the elements. We do not create anything. We just move it. If we use old copy constructor for a class which has an 1-million element array member, we may have that many assignment operations, which is costly. Now, with the move constructor, we can save a lot.</text:p>
      <text:p text:style-name="P8">// Move constructor.</text:p>
      <text:p text:style-name="P8">A(A&amp;&amp; other) : mData(NULL), mLength(0)</text:p>
      <text:p text:style-name="P8">{</text:p>
      <text:p text:style-name="P8"><text:s text:c="4"/>// Copy the data pointer and its length from the </text:p>
      <text:p text:style-name="P8"><text:s text:c="4"/>// source object.</text:p>
      <text:p text:style-name="P8"><text:s text:c="4"/>mData = other.mData;</text:p>
      <text:p text:style-name="P8"><text:s text:c="4"/>mLength = other.mLength;</text:p>
      <text:p text:style-name="P8"/>
      <text:p text:style-name="P8"><text:s text:c="4"/>// Release the data pointer from the source object so that</text:p>
      <text:p text:style-name="P8"><text:s text:c="4"/>// the destructor does not free the memory multiple times.</text:p>
      <text:p text:style-name="P8"><text:s text:c="4"/>other.mData = NULL;</text:p>
      <text:p text:style-name="P8"><text:s text:c="4"/>other.mLength = 0;</text:p>
      <text:p text:style-name="P9">}</text:p>
      <text:p text:style-name="P1">The move constructor is much faster than a copy constructor because it doesn't allocate memory nor does it copy memory blocks.</text:p>
      <text:p text:style-name="P1"><text:line-break/></text:p>
      <text:section text:style-name="Sect1" text:name="move_assignment">
        <text:p text:style-name="P1">Move Assignment Operator</text:p>
      </text:section>
      <text:p text:style-name="P1">A move assignment operator has the following signature:</text:p>
      <text:p text:style-name="P8">A&amp; operator=(A&amp;&amp; other) noexcept</text:p>
      <text:p text:style-name="P8">{</text:p>
      <text:p text:style-name="P8"><text:s text:c="2"/>mData = <text:s/>other.mData;</text:p>
      <text:p text:style-name="P8"><text:s text:c="2"/>other.mData = nullptr;</text:p>
      <text:p text:style-name="P8"><text:s text:c="2"/>return *this;</text:p>
      <text:p text:style-name="P9">}</text:p>
      <text:p text:style-name="P1"><text:soft-page-break/>Note: non-cppying move assignment and rhs destroyed.</text:p>
      <text:p text:style-name="P1">A move assignment operator is similar to a copy constructor except that before pilfering the source object, it releases any resources that its object may own. The move assignment operator takes the following steps:</text:p>
      <text:list xml:id="list2825858151259524064" text:style-name="L2">
        <text:list-item>
          <text:p text:style-name="P5">Release any resources that *this currently owns. </text:p>
        </text:list-item>
        <text:list-item>
          <text:p text:style-name="P5">Pilfer other's resource. </text:p>
        </text:list-item>
        <text:list-item>
          <text:p text:style-name="P5">Set other to a default state. </text:p>
        </text:list-item>
        <text:list-item>
          <text:p text:style-name="P3">Return *this. </text:p>
        </text:list-item>
      </text:list>
      <text:p text:style-name="P1">Here's a definition for the move assignment operator:</text:p>
      <text:p text:style-name="P8">// Move assignment operator.</text:p>
      <text:p text:style-name="P8">A&amp; operator=(A&amp;&amp; other)</text:p>
      <text:p text:style-name="P8">{</text:p>
      <text:p text:style-name="P8"><text:s text:c="4"/>std::cout &lt;&lt; "operator=(A&amp;&amp;). length = " </text:p>
      <text:p text:style-name="P8"><text:s text:c="13"/>&lt;&lt; other.mLength &lt;&lt; "." &lt;&lt; std::endl;</text:p>
      <text:p text:style-name="P8"/>
      <text:p text:style-name="P8"><text:s text:c="4"/>if (this != &amp;other) {</text:p>
      <text:p text:style-name="P8"><text:s text:c="6"/>// Free the existing resource.</text:p>
      <text:p text:style-name="P8"><text:s text:c="6"/>delete[] mData;</text:p>
      <text:p text:style-name="P8"/>
      <text:p text:style-name="P8"><text:s text:c="6"/>// Copy the data pointer and its length from the </text:p>
      <text:p text:style-name="P8"><text:s text:c="6"/>// source object.</text:p>
      <text:p text:style-name="P8"><text:s text:c="6"/>mData = other.mData;</text:p>
      <text:p text:style-name="P8"><text:s text:c="6"/>mLength = other.mLength;</text:p>
      <text:p text:style-name="P8"/>
      <text:p text:style-name="P8"><text:s text:c="6"/>// Release the data pointer from the source object so that</text:p>
      <text:p text:style-name="P8"><text:s text:c="6"/>// the destructor does not free the memory multiple times.</text:p>
      <text:p text:style-name="P8"><text:s text:c="6"/>other.mData = NULL;</text:p>
      <text:p text:style-name="P8"><text:s text:c="6"/>other.mLength = 0;</text:p>
      <text:p text:style-name="P8"><text:s text:c="3"/>}</text:p>
      <text:p text:style-name="P8"><text:s text:c="3"/>return *this;</text:p>
      <text:p text:style-name="P9">}</text:p>
      <text:p text:style-name="P1"><text:line-break/></text:p>
      <text:section text:style-name="Sect1" text:name="how_it_works">
        <text:p text:style-name="P1">How it works</text:p>
      </text:section>
      <text:p text:style-name="P1">Since C++11 supports rvalue references, the Standard Library functions such as <text:span text:style-name="T5">vector::push_back()</text:span> now define two overloaded versions: one that takes const <text:span text:style-name="T5">T&amp;</text:span> for lvalue arguments as before, and a new one that takes a parameter of type <text:span text:style-name="T5">T&amp;&amp;</text:span> for rvalue arguments. The code in the <text:span text:style-name="T5">main()</text:span> populates a vector with <text:span text:style-name="T5">A</text:span> objects using two <text:span text:style-name="T5">push_back()</text:span> calls:</text:p>
      <text:p text:style-name="P8">std::vector&lt;A&gt; v;</text:p>
      <text:p text:style-name="P8">v.push_back(A(25));</text:p>
      <text:p text:style-name="P9">v.push_back(A(75));</text:p>
      <text:p text:style-name="P1">Both push_back() calls resolve as push_back(<text:span text:style-name="T1">T&amp;&amp;</text:span>) because their arguments are rvalues. The push_back(T&amp;&amp;) moves the resources from the argument into vector's internal <text:span text:style-name="T5">A</text:span> objects using <text:span text:style-name="T5">A</text:span>'s move constructor. In C++03, the same program would generate copies of the argument since the copy constructor of <text:span text:style-name="T5">A</text:span> would be called instead.</text:p>
      <text:p text:style-name="P1">The <text:span text:style-name="T5">push_back(const T&amp;)</text:span> would have been called if the argument have had an lvalue:</text:p>
      <text:p text:style-name="P8"><text:soft-page-break/>#include &lt;vector&gt;</text:p>
      <text:p text:style-name="P8"/>
      <text:p text:style-name="P8">int main()</text:p>
      <text:p text:style-name="P8">{</text:p>
      <text:p text:style-name="P8"><text:s text:c="4"/>std::vector&lt;A&gt; v;</text:p>
      <text:p text:style-name="P8"><text:s text:c="4"/>A aObj(25); <text:s text:c="6"/>// lvalue</text:p>
      <text:p text:style-name="P8"><text:s text:c="4"/>v.push_back(aObj); <text:s/>// push_back(const T&amp;)</text:p>
      <text:p text:style-name="P9">}</text:p>
      <text:p text:style-name="P1">However, we can enforce the selection of push_back(T&amp;&amp;) even in this case by casting an lvalue to an rvalue reference using <text:span text:style-name="T5">static_cast</text:span>: </text:p>
      <text:p text:style-name="P8">// calls push_back(T&amp;&amp;)</text:p>
      <text:p text:style-name="P9">v.push_back(static_cast&lt;A&amp;&amp;&gt;(aObj));</text:p>
      <text:p text:style-name="P1">Alternatively, we can use the new standard function <text:span text:style-name="T5">std::move()</text:span> to serve the same thing: </text:p>
      <text:p text:style-name="P9">v.push_back(std::move(aObj)); <text:s/>//calls push_back(T&amp;&amp;)</text:p>
      <text:p text:style-name="P1">It may seem that push_back(T&amp;&amp;) is always the best choice because it eliminates unnecessary copies. However, remember that push_back(T&amp;&amp;) empties its argument. If we want the argument to retain its state after a push_back() call, we should stick to copy semantics. </text:p>
      <text:p text:style-name="P1"/>
      <text:section text:style-name="Sect1" text:name="move_swap">
        <text:p text:style-name="P1">Swapping objects using move()</text:p>
      </text:section>
      <text:p text:style-name="P1">The following code shows how we can use <text:span text:style-name="T5">move()</text:span> to swap objects:</text:p>
      <text:p text:style-name="P8">/* move.cpp */</text:p>
      <text:p text:style-name="P8">#include &lt;iostream&gt;</text:p>
      <text:p text:style-name="P8">using namespace std;</text:p>
      <text:p text:style-name="P8"/>
      <text:p text:style-name="P8">class A</text:p>
      <text:p text:style-name="P8">{</text:p>
      <text:p text:style-name="P8"><text:s text:c="2"/>public:</text:p>
      <text:p text:style-name="P8"><text:s text:c="4"/>// constructor</text:p>
      <text:p text:style-name="P8"><text:s text:c="4"/>explicit A(size_t length)</text:p>
      <text:p text:style-name="P8"><text:s text:c="8"/>: mLength(length), mData(new int[length]) {}</text:p>
      <text:p text:style-name="P8"/>
      <text:p text:style-name="P8"><text:s text:c="4"/>// move constructor</text:p>
      <text:p text:style-name="P8"><text:s text:c="4"/>A(A&amp;&amp; other)</text:p>
      <text:p text:style-name="P8"><text:s text:c="4"/>{</text:p>
      <text:p text:style-name="P8"><text:s text:c="6"/>mData = other.mData;</text:p>
      <text:p text:style-name="P8"><text:s text:c="6"/>mLength = other.mLength;</text:p>
      <text:p text:style-name="P8"><text:s text:c="6"/>other.mData = nullptr;</text:p>
      <text:p text:style-name="P8"><text:s text:c="6"/>other.mLength = 0;</text:p>
      <text:p text:style-name="P8"><text:s text:c="4"/>}</text:p>
      <text:p text:style-name="P8"/>
      <text:p text:style-name="P8"><text:s text:c="4"/>// move assignment</text:p>
      <text:p text:style-name="P8"><text:s text:c="4"/>A&amp; operator=(A&amp;&amp; other) noexcept</text:p>
      <text:p text:style-name="P8"><text:s text:c="4"/>{</text:p>
      <text:p text:style-name="P8"><text:s text:c="6"/>mData = <text:s/>other.mData;</text:p>
      <text:p text:style-name="P8"><text:s text:c="6"/>mLength = other.mLength;</text:p>
      <text:p text:style-name="P8"><text:s text:c="6"/>other.mData = nullptr;</text:p>
      <text:p text:style-name="P8"><text:s text:c="6"/>other.mLength = 0;</text:p>
      <text:p text:style-name="P8"><text:s text:c="6"/>return *this;</text:p>
      <text:p text:style-name="P8"><text:s text:c="4"/>}</text:p>
      <text:p text:style-name="P8"><text:soft-page-break/></text:p>
      <text:p text:style-name="P8"><text:s text:c="4"/>size_t getLength() { return mLength; }</text:p>
      <text:p text:style-name="P8"/>
      <text:p text:style-name="P8"><text:s text:c="4"/></text:p>
      <text:p text:style-name="P7"><text:s text:c="4"/>void swap(A&amp; other)</text:p>
      <text:p text:style-name="P7"><text:s text:c="4"/>{</text:p>
      <text:p text:style-name="P7"><text:s text:c="6"/>A temp = move(other);</text:p>
      <text:p text:style-name="P7"><text:s text:c="6"/>other = move(*this);</text:p>
      <text:p text:style-name="P7"><text:s text:c="6"/>*this = move(temp);</text:p>
      <text:p text:style-name="P7"><text:s text:c="4"/>}</text:p>
      <text:p text:style-name="P8"/>
      <text:p text:style-name="P8"><text:s text:c="4"/>int* get_mData() { return mData; }</text:p>
      <text:p text:style-name="P8"/>
      <text:p text:style-name="P8"><text:s text:c="2"/>private:</text:p>
      <text:p text:style-name="P8"><text:s text:c="4"/>int *mData;</text:p>
      <text:p text:style-name="P8"><text:s text:c="4"/>size_t mLength;</text:p>
      <text:p text:style-name="P8">};</text:p>
      <text:p text:style-name="P8"/>
      <text:p text:style-name="P8">int main()</text:p>
      <text:p text:style-name="P8">{</text:p>
      <text:p text:style-name="P8"><text:s text:c="2"/>A a(11), b(22);</text:p>
      <text:p text:style-name="P8"><text:s text:c="2"/>cout &lt;&lt; a.getLength() &lt;&lt; ' ' &lt;&lt; b.getLength() &lt;&lt; endl;</text:p>
      <text:p text:style-name="P8"><text:s text:c="2"/>cout &lt;&lt; a.get_mData() &lt;&lt; ' ' &lt;&lt; b.get_mData() &lt;&lt; endl;</text:p>
      <text:p text:style-name="P8"><text:s text:c="2"/><text:span text:style-name="T6">swap(a,b);</text:span></text:p>
      <text:p text:style-name="P8"><text:s text:c="2"/>cout &lt;&lt; a.getLength() &lt;&lt; ' ' &lt;&lt; b.getLength() &lt;&lt; endl;</text:p>
      <text:p text:style-name="P8"><text:s text:c="2"/>cout &lt;&lt; a.get_mData() &lt;&lt; ' ' &lt;&lt; b.get_mData() &lt;&lt; endl;</text:p>
      <text:p text:style-name="P8"><text:s text:c="2"/>return 0;</text:p>
      <text:p text:style-name="P9">}</text:p>
      <text:p text:style-name="P1">Output:</text:p>
      <text:p text:style-name="P8">$ g++ -std=c++11 -o move move.cpp</text:p>
      <text:p text:style-name="P8">$ ./move</text:p>
      <text:p text:style-name="P8">11 22</text:p>
      <text:p text:style-name="P8">0x1870010 0x1870050</text:p>
      <text:p text:style-name="P8">22 11</text:p>
      <text:p text:style-name="P9">0x1870050 0x1870010</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0:09:15.594755935</meta:creation-date>
    <dc:date>2016-05-16T10:11:07.071599420</dc:date>
    <meta:editing-duration>PT20S</meta:editing-duration>
    <meta:editing-cycles>2</meta:editing-cycles>
    <meta:generator>LibreOffice/4.2.8.2$Linux_X86_64 LibreOffice_project/420m0$Build-2</meta:generator>
    <meta:document-statistic meta:table-count="0" meta:image-count="0" meta:object-count="0" meta:page-count="9" meta:paragraph-count="329" meta:word-count="2128" meta:character-count="13692" meta:non-whitespace-character-count="10805"/>
  </office:meta>
</office:document-meta>
</file>